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1493" draw:textarea-horizontal-align="justify" draw:textarea-vertical-align="middle" draw:auto-grow-height="false" fo:min-height="8.918cm" fo:min-width="8.668cm"/>
    </style:style>
    <style:style style:name="gr2" style:family="graphic" style:parent-style-name="standard">
      <style:graphic-properties draw:textarea-horizontal-align="justify" draw:textarea-vertical-align="middle" draw:auto-grow-height="false" fo:min-height="2.272cm" fo:min-width="6.3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149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16cm" svg:height="10.16cm" svg:x="8.89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2cm" svg:height="2.794cm" svg:x="10.16cm" svg:y="3.81cm">
          <text:p text:style-name="P2">FALCON PI</text:p>
          <text:p text:style-name="P2"><text:s/>PLAYER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2cm" svg:height="2.794cm" svg:x="10.16cm" svg:y="7.62cm">
          <text:p text:style-name="P2">LIGHT SHOW</text:p>
          <text:p text:style-name="P2">EXT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2cm" svg:height="2.794cm" svg:x="20.066cm" svg:y="1.778cm">
          <text:p text:style-name="P2">NATIONAL</text:p>
          <text:p text:style-name="P2">WEATHER</text:p>
          <text:p text:style-name="P2">SERVICE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12cm" svg:height="2.794cm" svg:x="20.066cm" svg:y="5.842cm">
          <text:p text:style-name="P3">WEBSITE</text:p>
          <text:p text:style-name="P2">LIGHT SHOW A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3.97cm" svg:y1="7.62cm" svg:x2="13.97cm" svg:y2="6.604cm">
          <text:p/>
        </draw:line>
        <draw:line draw:style-name="gr3" draw:text-style-name="P4" draw:layer="layout" svg:x1="17.272cm" svg:y1="8.382cm" svg:x2="20.066cm" svg:y2="3.302cm">
          <text:p/>
        </draw:line>
        <draw:line draw:style-name="gr3" draw:text-style-name="P4" draw:layer="layout" svg:x1="17.272cm" svg:y1="9.144cm" svg:x2="20.066cm" svg:y2="7.366cm">
          <text:p/>
        </draw:line>
        <draw:custom-shape draw:style-name="gr2" draw:text-style-name="P2" draw:layer="layout" svg:width="7.112cm" svg:height="2.794cm" svg:x="20.066cm" svg:y="10.16cm">
          <text:p text:style-name="P2">WEBSITE</text:p>
          <text:p text:style-name="P2">FRONT END UI, API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23.114cm" svg:y1="10.16cm" svg:x2="23.114cm" svg:y2="8.636cm">
          <text:p/>
        </draw:line>
        <draw:frame draw:style-name="gr4" draw:text-style-name="P5" draw:layer="layout" svg:width="6.35cm" svg:height="0.962cm" svg:x="10.668cm" svg:y="2.54cm">
          <draw:text-box>
            <text:p text:style-name="P2">RASPBERRY PI 3</text:p>
          </draw:text-box>
        </draw:frame>
        <draw:custom-shape draw:style-name="gr2" draw:text-style-name="P2" draw:layer="layout" svg:width="7.112cm" svg:height="2.794cm" svg:x="0.508cm" svg:y="5.588cm">
          <text:p text:style-name="P2">XLIGH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62cm" svg:y1="6.096cm" svg:x2="10.16cm" svg:y2="5.334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4T20:34:45.777170419</meta:creation-date>
    <dc:date>2023-09-24T20:52:58.588944002</dc:date>
    <meta:editing-duration>PT7M38S</meta:editing-duration>
    <meta:editing-cycles>4</meta:editing-cycles>
    <meta:generator>LibreOffice/7.3.7.2$Linux_X86_64 LibreOffice_project/30$Build-2</meta:generator>
    <meta:document-statistic meta:object-count="36"/>
  </office:meta>
</office:document-meta>
</file>